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77600" calcext:value-type="float">
            <text:p>776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[.K29]-[.K2]" office:value-type="float" office:value="73000" calcext:value-type="float">
            <text:p>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81400" calcext:value-type="float">
            <text:p>814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54400" calcext:value-type="float">
            <text:p>154400</text:p>
          </table:table-cell>
          <table:table-cell table:style-name="ce15" table:formula="of:=SUM([.K2];[.K23];[.K24];[.K25];[.K26];[.K27])" office:value-type="float" office:value="76800" calcext:value-type="float">
            <text:p>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15" table:formula="of:=SUM([.B31:.F31])" office:value-type="float" office:value="7800" calcext:value-type="float">
            <text:p>7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7410" calcext:value-type="float">
            <text:p>741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4:16:43.069832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0T14:16:56.399593017</dc:date>
    <meta:editing-duration>P10DT4H42M50S</meta:editing-duration>
    <meta:editing-cycles>3199</meta:editing-cycles>
    <meta:generator>LibreOffice/4.2.8.2$Linux_X86_64 LibreOffice_project/420m0$Build-2</meta:generator>
    <meta:document-statistic meta:table-count="19" meta:cell-count="8864" meta:object-count="0"/>
  </office:meta>
</office:document-meta>
</file>